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color="#2a6099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158466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/>
    <style:style style:name="ce6" style:family="table-cell" style:parent-style-name="Default" style:data-style-name="N109">
      <style:text-properties fo:color="#2a6099"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color="#c9211e" style:text-underline-style="none"/>
    </style:style>
    <style:style style:name="ce9" style:family="table-cell" style:parent-style-name="Default" style:data-style-name="N3">
      <style:text-properties fo:color="#158466" fo:font-style="italic" style:font-style-asian="italic" style:font-style-complex="italic"/>
    </style:style>
    <style:style style:name="ce10" style:family="table-cell" style:parent-style-name="Default" style:data-style-name="N109">
      <style:text-properties fo:color="#c9211e"/>
    </style:style>
    <style:style style:name="ce11" style:family="table-cell" style:parent-style-name="Default" style:data-style-name="N107">
      <style:text-properties fo:color="#ff0000"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#e8f2a1"/>
    </style:style>
    <style:style style:name="ce13" style:family="table-cell" style:parent-style-name="Default">
      <style:table-cell-properties fo:background-color="#e8f2a1"/>
      <style:text-properties fo:color="#ff0000" fo:font-weight="bold" style:font-weight-asian="bold" style:font-weight-complex="bold"/>
    </style:style>
    <style:style style:name="ce14" style:family="table-cell" style:parent-style-name="Default" style:data-style-name="N107"/>
    <style:style style:name="ce1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7"/>
        <table:table-column table:style-name="co4" table:number-columns-repeated="101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ités</text:p>
          </table:table-cell>
          <table:table-cell table:number-columns-repeated="2"/>
          <table:table-cell table:style-name="ce5" office:value-type="float" office:value="4070" calcext:value-type="float">
            <text:p>4 070</text:p>
          </table:table-cell>
          <table:table-cell table:style-name="ce5" office:value-type="float" office:value="2715" calcext:value-type="float">
            <text:p>2 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harges directes</text:p>
          </table:table-cell>
          <table:table-cell table:number-columns-repeated="2"/>
          <table:table-cell table:style-name="ce6" table:formula="of:=[.D5]+[.D6]" office:value-type="currency" office:currency="EUR" office:value="346800" calcext:value-type="currency">
            <text:p>346 800 €</text:p>
          </table:table-cell>
          <table:table-cell table:style-name="ce6" table:formula="of:=[.E5]+[.E6]" office:value-type="currency" office:currency="EUR" office:value="258600" calcext:value-type="currency">
            <text:p>258 600 €</text:p>
          </table:table-cell>
          <table:table-cell table:style-name="ce6" table:formula="of:=[.F5]+[.F6]" office:value-type="currency" office:currency="EUR" office:value="605400" calcext:value-type="currency">
            <text:p>605 400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ères M</text:p>
          </table:table-cell>
          <table:table-cell/>
          <table:table-cell table:formula="of:=+15000*12" office:value-type="currency" office:currency="EUR" office:value="180000" calcext:value-type="currency">
            <text:p>180 000 €</text:p>
          </table:table-cell>
          <table:table-cell table:formula="of:=+10000*12" office:value-type="currency" office:currency="EUR" office:value="120000" calcext:value-type="currency">
            <text:p>120 000 €</text:p>
          </table:table-cell>
          <table:table-cell table:style-name="ce12" table:formula="of:=SUM([.D5:.E5])" office:value-type="currency" office:currency="EUR" office:value="300000" calcext:value-type="currency">
            <text:p>300 000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émunérations</text:p>
          </table:table-cell>
          <table:table-cell/>
          <table:table-cell table:formula="of:=+6800*18+1850*24" office:value-type="currency" office:currency="EUR" office:value="166800" calcext:value-type="currency">
            <text:p>166 800 €</text:p>
          </table:table-cell>
          <table:table-cell table:formula="of:=+2700*18+3750*24" office:value-type="currency" office:currency="EUR" office:value="138600" calcext:value-type="currency">
            <text:p>138 600 €</text:p>
          </table:table-cell>
          <table:table-cell table:formula="of:=SUM([.D6:.E6])" office:value-type="currency" office:currency="EUR" office:value="305400" calcext:value-type="currency">
            <text:p>305 400 €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harges indirectes</text:p>
          </table:table-cell>
          <table:table-cell table:number-columns-repeated="2"/>
          <table:table-cell table:style-name="ce6" table:formula="of:=[.D10]+[.D14]+[.D22]" office:value-type="currency" office:currency="EUR" office:value="166123.628803032" calcext:value-type="currency">
            <text:p>166 124 €</text:p>
          </table:table-cell>
          <table:table-cell table:style-name="ce6" table:formula="of:=[.E10]+[.E14]+[.E22]" office:value-type="currency" office:currency="EUR" office:value="121476.371196968" calcext:value-type="currency">
            <text:p>121 476 €</text:p>
          </table:table-cell>
          <table:table-cell table:style-name="ce6" table:formula="of:=[.F10]+[.F14]+[.F22]" office:value-type="currency" office:currency="EUR" office:value="287600" calcext:value-type="currency">
            <text:p>287 600 €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ros</text:p>
          </table:table-cell>
          <table:table-cell/>
          <table:table-cell table:style-name="ce8" table:formula="of:=[.$F10]/[.$F11]*[.D11]" office:value-type="currency" office:currency="EUR" office:value="49187.9145173176" calcext:value-type="currency">
            <text:p>49 188 €</text:p>
          </table:table-cell>
          <table:table-cell table:style-name="ce8" table:formula="of:=[.$F10]/[.$F11]*[.E11]" office:value-type="currency" office:currency="EUR" office:value="32812.0854826824" calcext:value-type="currency">
            <text:p>32 812 €</text:p>
          </table:table-cell>
          <table:table-cell table:style-name="ce10" table:formula="of:=SUM([.F12:.F13])" office:value-type="currency" office:currency="EUR" office:value="82000" calcext:value-type="currency">
            <text:p>82 000 €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Quantités</text:p>
          </table:table-cell>
          <table:table-cell table:style-name="ce9" table:formula="of:=[.D3]" office:value-type="float" office:value="4070" calcext:value-type="float">
            <text:p>4 070</text:p>
          </table:table-cell>
          <table:table-cell table:style-name="ce9" table:formula="of:=[.E3]" office:value-type="float" office:value="2715" calcext:value-type="float">
            <text:p>2 715</text:p>
          </table:table-cell>
          <table:table-cell table:style-name="ce9" table:formula="of:=[.E11]+[.D11]" office:value-type="float" office:value="6785" calcext:value-type="float">
            <text:p>6 785</text:p>
          </table:table-cell>
          <table:table-cell/>
          <table:table-cell table:style-name="ce7"/>
          <table:table-cell table:number-columns-repeated="1016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ptes 61&amp;62</text:p>
            </table:table-cell>
            <table:table-cell table:number-columns-repeated="2"/>
            <table:table-cell office:value-type="currency" office:currency="EUR" office:value="70000" calcext:value-type="currency">
              <text:p>70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Rémunérations</text:p>
            </table:table-cell>
            <table:table-cell table:number-columns-repeated="2"/>
            <table:table-cell office:value-type="currency" office:currency="EUR" office:value="12000" calcext:value-type="currency">
              <text:p>12 000 €</text:p>
            </table:table-cell>
            <table:table-cell table:number-columns-repeated="1018"/>
          </table:table-row>
        </table:table-row-group>
        <table:table-row table:style-name="ro1">
          <table:table-cell/>
          <table:table-cell office:value-type="string" calcext:value-type="string">
            <text:p>Atelier n°1</text:p>
          </table:table-cell>
          <table:table-cell/>
          <table:table-cell table:style-name="ce10" table:formula="of:=[.$F14]/[.$F15]*[.D15]" office:value-type="currency" office:currency="EUR" office:value="87600" calcext:value-type="currency">
            <text:p>87 600 €</text:p>
          </table:table-cell>
          <table:table-cell table:style-name="ce10" table:formula="of:=[.$F14]/[.$F15]*[.E15]" office:value-type="currency" office:currency="EUR" office:value="29200" calcext:value-type="currency">
            <text:p>29 200 €</text:p>
          </table:table-cell>
          <table:table-cell table:style-name="ce10" table:formula="of:=SUM([.F16:.F21])" office:value-type="currency" office:currency="EUR" office:value="116800" calcext:value-type="currency">
            <text:p>116 800 €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Heures de machine</text:p>
          </table:table-cell>
          <table:table-cell table:style-name="ce9" office:value-type="float" office:value="15000" calcext:value-type="float">
            <text:p>15 000</text:p>
          </table:table-cell>
          <table:table-cell table:style-name="ce9" office:value-type="float" office:value="5000" calcext:value-type="float">
            <text:p>5 000</text:p>
          </table:table-cell>
          <table:table-cell table:style-name="ce9" table:formula="of:=[.D15]+[.E15]" office:value-type="float" office:value="20000" calcext:value-type="float">
            <text:p>20 000</text:p>
          </table:table-cell>
          <table:table-cell table:number-columns-repeated="1018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Mat conso</text:p>
            </table:table-cell>
            <table:table-cell table:number-columns-repeated="2"/>
            <table:table-cell office:value-type="currency" office:currency="EUR" office:value="3000" calcext:value-type="currency">
              <text:p>3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ptes 61&amp;62</text:p>
            </table:table-cell>
            <table:table-cell table:number-columns-repeated="2"/>
            <table:table-cell office:value-type="currency" office:currency="EUR" office:value="70000" calcext:value-type="currency">
              <text:p>70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Taxes</text:p>
            </table:table-cell>
            <table:table-cell table:number-columns-repeated="2"/>
            <table:table-cell office:value-type="currency" office:currency="EUR" office:value="15000" calcext:value-type="currency">
              <text:p>15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hef d’atelier</text:p>
            </table:table-cell>
            <table:table-cell table:number-columns-repeated="2"/>
            <table:table-cell office:value-type="currency" office:currency="EUR" office:value="6300" calcext:value-type="currency">
              <text:p>6 3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Divers</text:p>
            </table:table-cell>
            <table:table-cell table:number-columns-repeated="2"/>
            <table:table-cell table:formula="of:=+8000*3/4" office:value-type="currency" office:currency="EUR" office:value="6000" calcext:value-type="currency">
              <text:p>6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DAP</text:p>
            </table:table-cell>
            <table:table-cell table:number-columns-repeated="2"/>
            <table:table-cell table:formula="of:=+22000*3/4" office:value-type="currency" office:currency="EUR" office:value="16500" calcext:value-type="currency">
              <text:p>16 500 €</text:p>
            </table:table-cell>
            <table:table-cell table:number-columns-repeated="1018"/>
          </table:table-row>
        </table:table-row-group>
        <table:table-row table:style-name="ro1">
          <table:table-cell/>
          <table:table-cell office:value-type="string" calcext:value-type="string">
            <text:p>Atelier n°2</text:p>
          </table:table-cell>
          <table:table-cell/>
          <table:table-cell table:style-name="ce10" table:formula="of:=[.$F22]/[.$F23]*[.D23]" office:value-type="currency" office:currency="EUR" office:value="29335.7142857143" calcext:value-type="currency">
            <text:p>29 336 €</text:p>
          </table:table-cell>
          <table:table-cell table:style-name="ce10" table:formula="of:=[.$F22]/[.$F23]*[.E23]" office:value-type="currency" office:currency="EUR" office:value="59464.2857142857" calcext:value-type="currency">
            <text:p>59 464 €</text:p>
          </table:table-cell>
          <table:table-cell table:style-name="ce10" table:formula="of:=SUM([.F24:.F28])" office:value-type="currency" office:currency="EUR" office:value="88800" calcext:value-type="currency">
            <text:p>88 800 €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Heures de MOD</text:p>
          </table:table-cell>
          <table:table-cell table:style-name="ce9" table:formula="of:=+1850" office:value-type="float" office:value="1850" calcext:value-type="float">
            <text:p>1 850</text:p>
          </table:table-cell>
          <table:table-cell table:style-name="ce9" office:value-type="float" office:value="3750" calcext:value-type="float">
            <text:p>3 750</text:p>
          </table:table-cell>
          <table:table-cell table:style-name="ce9" table:formula="of:=[.D23]+[.E23]" office:value-type="float" office:value="5600" calcext:value-type="float">
            <text:p>5 600</text:p>
          </table:table-cell>
          <table:table-cell table:number-columns-repeated="1018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Cptes 61&amp;62</text:p>
            </table:table-cell>
            <table:table-cell table:number-columns-repeated="2"/>
            <table:table-cell office:value-type="currency" office:currency="EUR" office:value="70000" calcext:value-type="currency">
              <text:p>70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Taxes</text:p>
            </table:table-cell>
            <table:table-cell table:number-columns-repeated="2"/>
            <table:table-cell office:value-type="currency" office:currency="EUR" office:value="5000" calcext:value-type="currency">
              <text:p>5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hef d’atelier</text:p>
            </table:table-cell>
            <table:table-cell table:number-columns-repeated="2"/>
            <table:table-cell office:value-type="currency" office:currency="EUR" office:value="6300" calcext:value-type="currency">
              <text:p>6 3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Divers</text:p>
            </table:table-cell>
            <table:table-cell table:number-columns-repeated="2"/>
            <table:table-cell office:value-type="currency" office:currency="EUR" office:value="2000" calcext:value-type="currency">
              <text:p>2 000 €</text:p>
            </table:table-cell>
            <table:table-cell table:number-columns-repeated="1018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DAP</text:p>
            </table:table-cell>
            <table:table-cell table:number-columns-repeated="2"/>
            <table:table-cell table:formula="of:=+22000/4" office:value-type="currency" office:currency="EUR" office:value="5500" calcext:value-type="currency">
              <text:p>5 500 €</text:p>
            </table:table-cell>
            <table:table-cell table:number-columns-repeated="1018"/>
          </table:table-row>
        </table:table-row-group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des charges</text:p>
          </table:table-cell>
          <table:table-cell table:number-columns-repeated="2"/>
          <table:table-cell table:style-name="ce6" table:formula="of:=[.D9]+[.D4]" office:value-type="currency" office:currency="EUR" office:value="512923.628803032" calcext:value-type="currency">
            <text:p>512 924 €</text:p>
          </table:table-cell>
          <table:table-cell table:style-name="ce6" table:formula="of:=[.E9]+[.E4]" office:value-type="currency" office:currency="EUR" office:value="380076.371196968" calcext:value-type="currency">
            <text:p>380 076 €</text:p>
          </table:table-cell>
          <table:table-cell table:style-name="ce6" table:formula="of:=[.F9]+[.F4]" office:value-type="currency" office:currency="EUR" office:value="893000" calcext:value-type="currency">
            <text:p>893 000 €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ût unitaire</text:p>
          </table:table-cell>
          <table:table-cell table:style-name="ce2" table:number-columns-repeated="2"/>
          <table:table-cell table:style-name="ce11" table:formula="of:=[.D30]/[.D3]" office:value-type="currency" office:currency="EUR" office:value="126.025461622367" calcext:value-type="currency">
            <text:p>126,03 €</text:p>
          </table:table-cell>
          <table:table-cell table:style-name="ce11" table:formula="of:=[.E30]/[.E3]" office:value-type="currency" office:currency="EUR" office:value="139.991296941793" calcext:value-type="currency">
            <text:p>139,99 €</text:p>
          </table:table-cell>
          <table:table-cell table:style-name="ce13"/>
          <table:table-cell table:style-name="ce2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4"/>
          <table:table-cell table:number-columns-repeated="1017"/>
        </table:table-row>
      </table:table>
      <table:table table:name="Feuille2" table:style-name="ta1"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Centres aux.</text:p>
          </table:table-cell>
          <table:covered-table-cell/>
          <table:table-cell table:style-name="ce17" office:value-type="string" calcext:value-type="string" table:number-columns-spanned="3" table:number-rows-spanned="1">
            <text:p>Centres rpincipaux</text:p>
          </table:table-cell>
          <table:covered-table-cell table:number-columns-repeated="2" table:style-name="ce19"/>
          <table:table-cell/>
        </table:table-row>
        <table:table-row table:style-name="ro1">
          <table:table-cell/>
          <table:table-cell table:style-name="ce16" office:value-type="string" calcext:value-type="string">
            <text:p>Bâtiment</text:p>
          </table:table-cell>
          <table:table-cell table:style-name="ce16" office:value-type="string" calcext:value-type="string">
            <text:p>Adm</text:p>
          </table:table-cell>
          <table:table-cell table:style-name="ce18" office:value-type="string" calcext:value-type="string">
            <text:p>Appro</text:p>
          </table:table-cell>
          <table:table-cell table:style-name="ce18" office:value-type="string" calcext:value-type="string">
            <text:p>Fab</text:p>
          </table:table-cell>
          <table:table-cell table:style-name="ce18" office:value-type="string" calcext:value-type="string">
            <text:p>distri</text:p>
          </table:table-cell>
          <table:table-cell/>
        </table:table-row>
        <table:table-row table:style-name="ro1">
          <table:table-cell/>
          <table:table-cell table:style-name="ce7" office:value-type="currency" office:currency="EUR" office:value="11000" calcext:value-type="currency">
            <text:p>11 000 €</text:p>
          </table:table-cell>
          <table:table-cell table:style-name="ce7" office:value-type="currency" office:currency="EUR" office:value="14000" calcext:value-type="currency">
            <text:p>14 000 €</text:p>
          </table:table-cell>
          <table:table-cell table:style-name="ce7" office:value-type="currency" office:currency="EUR" office:value="25000" calcext:value-type="currency">
            <text:p>25 000 €</text:p>
          </table:table-cell>
          <table:table-cell table:style-name="ce7" office:value-type="currency" office:currency="EUR" office:value="33000" calcext:value-type="currency">
            <text:p>33 000 €</text:p>
          </table:table-cell>
          <table:table-cell table:style-name="ce7" office:value-type="currency" office:currency="EUR" office:value="91000" calcext:value-type="currency">
            <text:p>91 000 €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currency" office:currency="EUR" office:value="-14000" calcext:value-type="currency">
            <text:p>-14 000 €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table:formula="of:=[.C4]*0.1" office:value-type="currency" office:currency="EUR" office:value="1400" calcext:value-type="currency">
            <text:p>1 400 €</text:p>
          </table:table-cell>
          <table:table-cell/>
          <table:table-cell table:style-name="ce7" table:formula="of:=[.B6]*2" office:value-type="currency" office:currency="EUR" office:value="2800" calcext:value-type="currency">
            <text:p>2 800 €</text:p>
          </table:table-cell>
          <table:table-cell table:style-name="ce7" table:formula="of:=[.B6]*3" office:value-type="currency" office:currency="EUR" office:value="4200" calcext:value-type="currency">
            <text:p>4 200 €</text:p>
          </table:table-cell>
          <table:table-cell table:style-name="ce7" table:formula="of:=[.B6]*4" office:value-type="currency" office:currency="EUR" office:value="5600" calcext:value-type="currency">
            <text:p>5 600 €</text:p>
          </table:table-cell>
          <table:table-cell/>
        </table:table-row>
        <table:table-row table:style-name="ro1">
          <table:table-cell table:style-name="ce7"/>
          <table:table-cell table:style-name="ce7" office:value-type="currency" office:currency="EUR" office:value="-12400" calcext:value-type="currency">
            <text:p>-12 400 €</text:p>
          </table:table-cell>
          <table:table-cell/>
          <table:table-cell table:style-name="ce7" table:formula="of:=-[.B7]*0.25" office:value-type="currency" office:currency="EUR" office:value="3100" calcext:value-type="currency">
            <text:p>3 100 €</text:p>
          </table:table-cell>
          <table:table-cell table:style-name="ce7" table:formula="of:=-[.B7]*0.6" office:value-type="currency" office:currency="EUR" office:value="7440" calcext:value-type="currency">
            <text:p>7 440 €</text:p>
          </table:table-cell>
          <table:table-cell table:style-name="ce7" table:formula="of:=-[.B7]*0.15" office:value-type="currency" office:currency="EUR" office:value="1860" calcext:value-type="currency">
            <text:p>1 860 €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Centres aux.</text:p>
          </table:table-cell>
          <table:covered-table-cell/>
          <table:table-cell table:style-name="ce17" office:value-type="string" calcext:value-type="string" table:number-columns-spanned="3" table:number-rows-spanned="1">
            <text:p>Centres rpincipaux</text:p>
          </table:table-cell>
          <table:covered-table-cell table:number-columns-repeated="2" table:style-name="ce19"/>
          <table:table-cell/>
        </table:table-row>
        <table:table-row table:style-name="ro1">
          <table:table-cell/>
          <table:table-cell table:style-name="ce16" office:value-type="string" calcext:value-type="string">
            <text:p>Bâtiment</text:p>
          </table:table-cell>
          <table:table-cell table:style-name="ce16" office:value-type="string" calcext:value-type="string">
            <text:p>Adm</text:p>
          </table:table-cell>
          <table:table-cell table:style-name="ce18" office:value-type="string" calcext:value-type="string">
            <text:p>Appro</text:p>
          </table:table-cell>
          <table:table-cell table:style-name="ce18" office:value-type="string" calcext:value-type="string">
            <text:p>Fab</text:p>
          </table:table-cell>
          <table:table-cell table:style-name="ce18" office:value-type="string" calcext:value-type="string">
            <text:p>distri</text:p>
          </table:table-cell>
          <table:table-cell/>
        </table:table-row>
        <table:table-row table:style-name="ro1">
          <table:table-cell/>
          <table:table-cell table:style-name="ce7" office:value-type="currency" office:currency="EUR" office:value="11000" calcext:value-type="currency">
            <text:p>11 000 €</text:p>
          </table:table-cell>
          <table:table-cell table:style-name="ce7" office:value-type="currency" office:currency="EUR" office:value="14000" calcext:value-type="currency">
            <text:p>14 000 €</text:p>
          </table:table-cell>
          <table:table-cell table:style-name="ce7" office:value-type="currency" office:currency="EUR" office:value="25000" calcext:value-type="currency">
            <text:p>25 000 €</text:p>
          </table:table-cell>
          <table:table-cell table:style-name="ce7" office:value-type="currency" office:currency="EUR" office:value="33000" calcext:value-type="currency">
            <text:p>33 000 €</text:p>
          </table:table-cell>
          <table:table-cell table:style-name="ce7" office:value-type="currency" office:currency="EUR" office:value="91000" calcext:value-type="currency">
            <text:p>91 000 €</text:p>
          </table:table-cell>
          <table:table-cell/>
        </table:table-row>
        <table:table-row table:style-name="ro1">
          <table:table-cell/>
          <table:table-cell table:style-name="ce7" office:value-type="currency" office:currency="EUR" office:value="12525" calcext:value-type="currency">
            <text:p>12 525 €</text:p>
          </table:table-cell>
          <table:table-cell/>
          <table:table-cell table:style-name="ce7" table:formula="of:=[.B13]*0.25" office:value-type="currency" office:currency="EUR" office:value="3131.25" calcext:value-type="currency">
            <text:p>3 131 €</text:p>
          </table:table-cell>
          <table:table-cell table:style-name="ce7" table:formula="of:=[.B13]*0.55" office:value-type="currency" office:currency="EUR" office:value="6888.75" calcext:value-type="currency">
            <text:p>6 889 €</text:p>
          </table:table-cell>
          <table:table-cell table:style-name="ce7" table:formula="of:=[.B13]*0.1" office:value-type="currency" office:currency="EUR" office:value="1252.5" calcext:value-type="currency">
            <text:p>1 253 €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currency" office:currency="EUR" office:value="15253" calcext:value-type="currency">
            <text:p>15 253 €</text:p>
          </table:table-cell>
          <table:table-cell table:style-name="ce7" table:formula="of:=[.C14]*0.2" office:value-type="currency" office:currency="EUR" office:value="3050.6" calcext:value-type="currency">
            <text:p>3 051 €</text:p>
          </table:table-cell>
          <table:table-cell table:style-name="ce7" table:formula="of:=[.C14]*0.3" office:value-type="currency" office:currency="EUR" office:value="4575.9" calcext:value-type="currency">
            <text:p>4 576 €</text:p>
          </table:table-cell>
          <table:table-cell table:style-name="ce7" table:formula="of:=[.C14]*0.4" office:value-type="currency" office:currency="EUR" office:value="6101.2" calcext:value-type="currency">
            <text:p>6 101 €</text:p>
          </table:table-cell>
          <table:table-cell/>
        </table:table-row>
        <table:table-row table:style-name="ro1">
          <table:table-cell/>
          <table:table-cell table:style-name="ce7"/>
          <table:table-cell/>
          <table:table-cell table:style-name="ce7" table:number-columns-repeated="3"/>
          <table:table-cell table:style-name="ce7" table:formula="of:=SUM([.D13:.F14])" office:value-type="currency" office:currency="EUR" office:value="25000.2" calcext:value-type="currency">
            <text:p>25 000 €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Centres aux.</text:p>
          </table:table-cell>
          <table:covered-table-cell/>
          <table:table-cell table:style-name="ce17" table:number-columns-spanned="3" table:number-rows-spanned="1"/>
          <table:covered-table-cell table:number-columns-repeated="2" table:style-name="ce19"/>
          <table:table-cell/>
        </table:table-row>
        <table:table-row table:style-name="ro1">
          <table:table-cell/>
          <table:table-cell table:style-name="ce16" office:value-type="string" calcext:value-type="string">
            <text:p>Bâtiment</text:p>
          </table:table-cell>
          <table:table-cell table:style-name="ce16" office:value-type="string" calcext:value-type="string">
            <text:p>Adm</text:p>
          </table:table-cell>
          <table:table-cell table:style-name="ce18" office:value-type="string" calcext:value-type="string">
            <text:p>Appro</text:p>
          </table:table-cell>
          <table:table-cell table:style-name="ce18" office:value-type="string" calcext:value-type="string">
            <text:p>Fab</text:p>
          </table:table-cell>
          <table:table-cell table:style-name="ce18" office:value-type="string" calcext:value-type="string">
            <text:p>distri</text:p>
          </table:table-cell>
          <table:table-cell/>
        </table:table-row>
        <table:table-row table:style-name="ro1">
          <table:table-cell/>
          <table:table-cell table:style-name="ce7" office:value-type="currency" office:currency="EUR" office:value="11000" calcext:value-type="currency">
            <text:p>11 000 €</text:p>
          </table:table-cell>
          <table:table-cell table:style-name="ce7" office:value-type="currency" office:currency="EUR" office:value="14000" calcext:value-type="currency">
            <text:p>14 000 €</text:p>
          </table:table-cell>
          <table:table-cell table:style-name="ce7" office:value-type="currency" office:currency="EUR" office:value="25000" calcext:value-type="currency">
            <text:p>25 000 €</text:p>
          </table:table-cell>
          <table:table-cell table:style-name="ce7" office:value-type="currency" office:currency="EUR" office:value="33000" calcext:value-type="currency">
            <text:p>33 000 €</text:p>
          </table:table-cell>
          <table:table-cell table:style-name="ce7" office:value-type="currency" office:currency="EUR" office:value="91000" calcext:value-type="currency">
            <text:p>91 000 €</text:p>
          </table:table-cell>
          <table:table-cell/>
        </table:table-row>
        <table:table-row table:style-name="ro1">
          <table:table-cell table:style-name="ce7"/>
          <table:table-cell table:style-name="ce7" office:value-type="currency" office:currency="EUR" office:value="-11000" calcext:value-type="currency">
            <text:p>-11 000 €</text:p>
          </table:table-cell>
          <table:table-cell table:style-name="ce7"/>
          <table:table-cell table:style-name="ce7" table:formula="of:=-[.B26]*0.25" office:value-type="currency" office:currency="EUR" office:value="2750" calcext:value-type="currency">
            <text:p>2 750 €</text:p>
          </table:table-cell>
          <table:table-cell table:style-name="ce7" table:formula="of:=-[.B26]*0.6" office:value-type="currency" office:currency="EUR" office:value="6600" calcext:value-type="currency">
            <text:p>6 600 €</text:p>
          </table:table-cell>
          <table:table-cell table:style-name="ce7" table:formula="of:=[.B25]*0.15" office:value-type="currency" office:currency="EUR" office:value="1650" calcext:value-type="currency">
            <text:p>1 650 €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-[.C25]" office:value-type="currency" office:currency="EUR" office:value="-14000" calcext:value-type="currency">
            <text:p>-14 000 €</text:p>
          </table:table-cell>
          <table:table-cell table:number-columns-repeated="4"/>
        </table:table-row>
        <table:table-row table:style-name="ro1">
          <table:table-cell/>
          <table:table-cell table:style-name="ce7" table:formula="of:=[.C25]*0.1" office:value-type="currency" office:currency="EUR" office:value="1400" calcext:value-type="currency">
            <text:p>1 400 €</text:p>
          </table:table-cell>
          <table:table-cell/>
          <table:table-cell table:style-name="ce7" table:formula="of:=[.B28]*2" office:value-type="currency" office:currency="EUR" office:value="2800" calcext:value-type="currency">
            <text:p>2 800 €</text:p>
          </table:table-cell>
          <table:table-cell table:style-name="ce7" table:formula="of:=[.B28]*3" office:value-type="currency" office:currency="EUR" office:value="4200" calcext:value-type="currency">
            <text:p>4 200 €</text:p>
          </table:table-cell>
          <table:table-cell table:style-name="ce7" table:formula="of:=[.B28]*4" office:value-type="currency" office:currency="EUR" office:value="5600" calcext:value-type="currency">
            <text:p>5 600 €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5:.B29])" office:value-type="float" office:value="1400" calcext:value-type="float">
            <text:p>1400</text:p>
          </table:table-cell>
          <table:table-cell table:formula="of:=SUM([.C25:.C29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09:49.454555488</meta:creation-date>
    <dc:date>2020-03-11T09:29:41.596304884</dc:date>
    <meta:editing-duration>PT5M58S</meta:editing-duration>
    <meta:editing-cycles>1</meta:editing-cycles>
    <meta:document-statistic meta:table-count="2" meta:cell-count="143" meta:object-count="0"/>
    <meta:generator>LibreOffice/6.2.8.2$Linux_X86_64 LibreOffice_project/20$Build-2</meta:generator>
  </office:meta>
</office:document-meta>
</file>